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number-columns-repeated="5" table:default-cell-style-name="ce2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ype of Control</text:p>
          </table:table-cell>
          <table:table-cell table:style-name="Default" office:value-type="string" calcext:value-type="string">
            <text:p>ID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/>
          <table:table-cell table:style-name="Default" office:value-type="string" calcext:value-type="string">
            <text:p>SMARep1</text:p>
          </table:table-cell>
          <table:table-cell table:style-name="Default" office:value-type="string" calcext:value-type="string">
            <text:p>SMARep2</text:p>
          </table:table-cell>
          <table:table-cell table:style-name="Default" office:value-type="string" calcext:value-type="string">
            <text:p>SMARep3</text:p>
          </table:table-cell>
          <table:table-cell table:style-name="Default" office:value-type="string" calcext:value-type="string">
            <text:p>SMARep4</text:p>
          </table:table-cell>
          <table:table-cell table:style-name="Default" office:value-type="string" calcext:value-type="string">
            <text:p>SMARep5</text:p>
          </table:table-cell>
        </table:table-row>
        <table:table-row table:style-name="ro1">
          <table:table-cell office:value-type="string" calcext:value-type="string">
            <text:p>VLGAAGTALLCAGLLLSLF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1C03</text:p>
          </table:table-cell>
          <table:table-cell office:value-type="float" office:value="46630.7399564821" calcext:value-type="float">
            <text:p>46630.7399564821</text:p>
          </table:table-cell>
          <table:table-cell office:value-type="float" office:value="46474.6803130574" calcext:value-type="float">
            <text:p>46474.6803130574</text:p>
          </table:table-cell>
          <table:table-cell office:value-type="float" office:value="49357.8312109043" calcext:value-type="float">
            <text:p>49357.8312109043</text:p>
          </table:table-cell>
          <table:table-cell office:value-type="float" office:value="47487.7504934813" calcext:value-type="float">
            <text:p>47487.7504934813</text:p>
          </table:table-cell>
          <table:table-cell office:value-type="float" office:value="1621.41606946969" calcext:value-type="float">
            <text:p>1621.41606946969</text:p>
          </table:table-cell>
          <table:table-cell/>
          <table:table-cell office:value-type="float" office:value="53793.94" calcext:value-type="float">
            <text:p>53793.94</text:p>
          </table:table-cell>
          <table:table-cell office:value-type="float" office:value="43565.72" calcext:value-type="float">
            <text:p>43565.72</text:p>
          </table:table-cell>
          <table:table-cell office:value-type="float" office:value="43550.04" calcext:value-type="float">
            <text:p>43550.04</text:p>
          </table:table-cell>
          <table:table-cell office:value-type="float" office:value="43989.3" calcext:value-type="float">
            <text:p>43989.3</text:p>
          </table:table-cell>
          <table:table-cell office:value-type="float" office:value="44706.32" calcext:value-type="float">
            <text:p>44706.32</text:p>
          </table:table-cell>
        </table:table-row>
        <table:table-row table:style-name="ro1">
          <table:table-cell office:value-type="string" calcext:value-type="string">
            <text:p>FALGLGFCLPAGTSLSV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1E01</text:p>
          </table:table-cell>
          <table:table-cell office:value-type="float" office:value="80049.4745666775" calcext:value-type="float">
            <text:p>80049.4745666775</text:p>
          </table:table-cell>
          <table:table-cell office:value-type="float" office:value="89080.0907993317" calcext:value-type="float">
            <text:p>89080.0907993317</text:p>
          </table:table-cell>
          <table:table-cell office:value-type="float" office:value="78808.2114365499" calcext:value-type="float">
            <text:p>78808.2114365499</text:p>
          </table:table-cell>
          <table:table-cell office:value-type="float" office:value="82645.9256008531" calcext:value-type="float">
            <text:p>82645.9256008531</text:p>
          </table:table-cell>
          <table:table-cell office:value-type="float" office:value="5606.60725310232" calcext:value-type="float">
            <text:p>5606.60725310232</text:p>
          </table:table-cell>
          <table:table-cell/>
          <table:table-cell office:value-type="float" office:value="77774.99" calcext:value-type="float">
            <text:p>77774.99</text:p>
          </table:table-cell>
          <table:table-cell office:value-type="float" office:value="52283.36" calcext:value-type="float">
            <text:p>52283.36</text:p>
          </table:table-cell>
          <table:table-cell office:value-type="float" office:value="48387.78" calcext:value-type="float">
            <text:p>48387.78</text:p>
          </table:table-cell>
          <table:table-cell office:value-type="float" office:value="53881.79" calcext:value-type="float">
            <text:p>53881.79</text:p>
          </table:table-cell>
          <table:table-cell office:value-type="float" office:value="49292.38" calcext:value-type="float">
            <text:p>49292.38</text:p>
          </table:table-cell>
        </table:table-row>
        <table:table-row table:style-name="ro1">
          <table:table-cell office:value-type="string" calcext:value-type="string">
            <text:p>ILFVIAVASELGYFLCI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1E11</text:p>
          </table:table-cell>
          <table:table-cell office:value-type="float" office:value="50836.5653177096" calcext:value-type="float">
            <text:p>50836.5653177096</text:p>
          </table:table-cell>
          <table:table-cell office:value-type="float" office:value="48006.4644818757" calcext:value-type="float">
            <text:p>48006.4644818757</text:p>
          </table:table-cell>
          <table:table-cell office:value-type="float" office:value="52838.266325358" calcext:value-type="float">
            <text:p>52838.266325358</text:p>
          </table:table-cell>
          <table:table-cell office:value-type="float" office:value="50560.4320416478" calcext:value-type="float">
            <text:p>50560.4320416478</text:p>
          </table:table-cell>
          <table:table-cell office:value-type="float" office:value="2427.70765399816" calcext:value-type="float">
            <text:p>2427.70765399816</text:p>
          </table:table-cell>
          <table:table-cell/>
          <table:table-cell office:value-type="float" office:value="52128.96" calcext:value-type="float">
            <text:p>52128.96</text:p>
          </table:table-cell>
          <table:table-cell office:value-type="float" office:value="48029.56" calcext:value-type="float">
            <text:p>48029.56</text:p>
          </table:table-cell>
          <table:table-cell office:value-type="float" office:value="43156.57" calcext:value-type="float">
            <text:p>43156.57</text:p>
          </table:table-cell>
          <table:table-cell office:value-type="float" office:value="43220.25" calcext:value-type="float">
            <text:p>43220.25</text:p>
          </table:table-cell>
          <table:table-cell office:value-type="float" office:value="44759.94" calcext:value-type="float">
            <text:p>44759.94</text:p>
          </table:table-cell>
        </table:table-row>
        <table:table-row table:style-name="ro1">
          <table:table-cell office:value-type="string" calcext:value-type="string">
            <text:p>CAVVVGVGLIVGFAVGL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1G02</text:p>
          </table:table-cell>
          <table:table-cell office:value-type="float" office:value="47784.691599647" calcext:value-type="float">
            <text:p>47784.691599647</text:p>
          </table:table-cell>
          <table:table-cell office:value-type="float" office:value="45864.1307336716" calcext:value-type="float">
            <text:p>45864.1307336716</text:p>
          </table:table-cell>
          <table:table-cell office:value-type="float" office:value="46562.821564852" calcext:value-type="float">
            <text:p>46562.821564852</text:p>
          </table:table-cell>
          <table:table-cell office:value-type="float" office:value="46737.2146327235" calcext:value-type="float">
            <text:p>46737.2146327235</text:p>
          </table:table-cell>
          <table:table-cell office:value-type="float" office:value="972.084469874022" calcext:value-type="float">
            <text:p>972.084469874022</text:p>
          </table:table-cell>
          <table:table-cell/>
          <table:table-cell office:value-type="float" office:value="50063.97" calcext:value-type="float">
            <text:p>50063.97</text:p>
          </table:table-cell>
          <table:table-cell office:value-type="float" office:value="46317.18" calcext:value-type="float">
            <text:p>46317.18</text:p>
          </table:table-cell>
          <table:table-cell office:value-type="float" office:value="42338.8" calcext:value-type="float">
            <text:p>42338.8</text:p>
          </table:table-cell>
          <table:table-cell office:value-type="float" office:value="44234.55" calcext:value-type="float">
            <text:p>44234.55</text:p>
          </table:table-cell>
          <table:table-cell office:value-type="float" office:value="46362.96" calcext:value-type="float">
            <text:p>46362.96</text:p>
          </table:table-cell>
        </table:table-row>
        <table:table-row table:style-name="ro1">
          <table:table-cell office:value-type="string" calcext:value-type="string">
            <text:p>LALGLGACLLAGTSLSVLWVY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2E06</text:p>
          </table:table-cell>
          <table:table-cell office:value-type="float" office:value="75450.6117654296" calcext:value-type="float">
            <text:p>75450.6117654296</text:p>
          </table:table-cell>
          <table:table-cell office:value-type="float" office:value="77645.7191442918" calcext:value-type="float">
            <text:p>77645.7191442918</text:p>
          </table:table-cell>
          <table:table-cell office:value-type="float" office:value="78056.5090391747" calcext:value-type="float">
            <text:p>78056.5090391747</text:p>
          </table:table-cell>
          <table:table-cell office:value-type="float" office:value="77050.946649632" calcext:value-type="float">
            <text:p>77050.946649632</text:p>
          </table:table-cell>
          <table:table-cell office:value-type="float" office:value="1401.06776803651" calcext:value-type="float">
            <text:p>1401.06776803651</text:p>
          </table:table-cell>
          <table:table-cell/>
          <table:table-cell office:value-type="float" office:value="66134.71" calcext:value-type="float">
            <text:p>66134.71</text:p>
          </table:table-cell>
          <table:table-cell office:value-type="float" office:value="52147.73" calcext:value-type="float">
            <text:p>52147.73</text:p>
          </table:table-cell>
          <table:table-cell office:value-type="float" office:value="50655.56" calcext:value-type="float">
            <text:p>50655.56</text:p>
          </table:table-cell>
          <table:table-cell office:value-type="float" office:value="50110.22" calcext:value-type="float">
            <text:p>50110.22</text:p>
          </table:table-cell>
          <table:table-cell office:value-type="float" office:value="47598.53" calcext:value-type="float">
            <text:p>47598.53</text:p>
          </table:table-cell>
        </table:table-row>
        <table:table-row table:style-name="ro1">
          <table:table-cell office:value-type="string" calcext:value-type="string">
            <text:p>VVIIAVVCCVVGTSLVWIVII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2E11</text:p>
          </table:table-cell>
          <table:table-cell office:value-type="float" office:value="87401.9482266501" calcext:value-type="float">
            <text:p>87401.9482266501</text:p>
          </table:table-cell>
          <table:table-cell office:value-type="float" office:value="77354.2097771749" calcext:value-type="float">
            <text:p>77354.2097771749</text:p>
          </table:table-cell>
          <table:table-cell office:value-type="float" office:value="75309.0583713987" calcext:value-type="float">
            <text:p>75309.0583713987</text:p>
          </table:table-cell>
          <table:table-cell office:value-type="float" office:value="80021.7387917412" calcext:value-type="float">
            <text:p>80021.7387917412</text:p>
          </table:table-cell>
          <table:table-cell office:value-type="float" office:value="6472.73354507011" calcext:value-type="float">
            <text:p>6472.73354507011</text:p>
          </table:table-cell>
          <table:table-cell/>
          <table:table-cell office:value-type="float" office:value="80094" calcext:value-type="float">
            <text:p>80094</text:p>
          </table:table-cell>
          <table:table-cell office:value-type="float" office:value="48241.55" calcext:value-type="float">
            <text:p>48241.55</text:p>
          </table:table-cell>
          <table:table-cell office:value-type="float" office:value="46232.1" calcext:value-type="float">
            <text:p>46232.1</text:p>
          </table:table-cell>
          <table:table-cell office:value-type="float" office:value="51512.27" calcext:value-type="float">
            <text:p>51512.27</text:p>
          </table:table-cell>
          <table:table-cell office:value-type="float" office:value="46434.05" calcext:value-type="float">
            <text:p>46434.05</text:p>
          </table:table-cell>
        </table:table-row>
        <table:table-row table:style-name="ro1">
          <table:table-cell office:value-type="string" calcext:value-type="string">
            <text:p>VVIIAIVCCVVGTSLVWVVII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2F12</text:p>
          </table:table-cell>
          <table:table-cell office:value-type="float" office:value="76678.2147522922" calcext:value-type="float">
            <text:p>76678.2147522922</text:p>
          </table:table-cell>
          <table:table-cell office:value-type="float" office:value="68841.0256239177" calcext:value-type="float">
            <text:p>68841.0256239177</text:p>
          </table:table-cell>
          <table:table-cell office:value-type="float" office:value="72575.6086319852" calcext:value-type="float">
            <text:p>72575.6086319852</text:p>
          </table:table-cell>
          <table:table-cell office:value-type="float" office:value="72698.2830027317" calcext:value-type="float">
            <text:p>72698.2830027317</text:p>
          </table:table-cell>
          <table:table-cell office:value-type="float" office:value="3920.034452579" calcext:value-type="float">
            <text:p>3920.034452579</text:p>
          </table:table-cell>
          <table:table-cell/>
          <table:table-cell office:value-type="float" office:value="64084.92" calcext:value-type="float">
            <text:p>64084.92</text:p>
          </table:table-cell>
          <table:table-cell office:value-type="float" office:value="47818.87" calcext:value-type="float">
            <text:p>47818.87</text:p>
          </table:table-cell>
          <table:table-cell office:value-type="float" office:value="48256.57" calcext:value-type="float">
            <text:p>48256.57</text:p>
          </table:table-cell>
          <table:table-cell office:value-type="float" office:value="47628.43" calcext:value-type="float">
            <text:p>47628.43</text:p>
          </table:table-cell>
          <table:table-cell office:value-type="float" office:value="46694.05" calcext:value-type="float">
            <text:p>46694.05</text:p>
          </table:table-cell>
        </table:table-row>
        <table:table-row table:style-name="ro1">
          <table:table-cell office:value-type="string" calcext:value-type="string">
            <text:p>FHMIAVGLSSSILGCLITLLV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H01</text:p>
          </table:table-cell>
          <table:table-cell office:value-type="float" office:value="145699.78411808" calcext:value-type="float">
            <text:p>145699.78411808</text:p>
          </table:table-cell>
          <table:table-cell office:value-type="float" office:value="152786.296797194" calcext:value-type="float">
            <text:p>152786.296797194</text:p>
          </table:table-cell>
          <table:table-cell office:value-type="float" office:value="138416.369229726" calcext:value-type="float">
            <text:p>138416.369229726</text:p>
          </table:table-cell>
          <table:table-cell office:value-type="float" office:value="145634.150048333" calcext:value-type="float">
            <text:p>145634.150048333</text:p>
          </table:table-cell>
          <table:table-cell office:value-type="float" office:value="7185.18861595874" calcext:value-type="float">
            <text:p>7185.18861595874</text:p>
          </table:table-cell>
          <table:table-cell/>
          <table:table-cell office:value-type="float" office:value="146203.39" calcext:value-type="float">
            <text:p>146203.39</text:p>
          </table:table-cell>
          <table:table-cell office:value-type="float" office:value="83984.21" calcext:value-type="float">
            <text:p>83984.21</text:p>
          </table:table-cell>
          <table:table-cell office:value-type="float" office:value="97417.49" calcext:value-type="float">
            <text:p>97417.49</text:p>
          </table:table-cell>
          <table:table-cell office:value-type="float" office:value="103521.84" calcext:value-type="float">
            <text:p>103521.84</text:p>
          </table:table-cell>
          <table:table-cell office:value-type="float" office:value="88200.82" calcext:value-type="float">
            <text:p>88200.82</text:p>
          </table:table-cell>
        </table:table-row>
        <table:table-row table:style-name="ro1">
          <table:table-cell office:value-type="string" calcext:value-type="string">
            <text:p>IIVAMTAVGGSICVMLVVICL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H07</text:p>
          </table:table-cell>
          <table:table-cell office:value-type="float" office:value="76287.5747519074" calcext:value-type="float">
            <text:p>76287.5747519074</text:p>
          </table:table-cell>
          <table:table-cell office:value-type="float" office:value="80901.6568770645" calcext:value-type="float">
            <text:p>80901.6568770645</text:p>
          </table:table-cell>
          <table:table-cell office:value-type="float" office:value="80615.2054333628" calcext:value-type="float">
            <text:p>80615.2054333628</text:p>
          </table:table-cell>
          <table:table-cell office:value-type="float" office:value="79268.1456874449" calcext:value-type="float">
            <text:p>79268.1456874449</text:p>
          </table:table-cell>
          <table:table-cell office:value-type="float" office:value="2585.22067408718" calcext:value-type="float">
            <text:p>2585.22067408718</text:p>
          </table:table-cell>
          <table:table-cell/>
          <table:table-cell office:value-type="float" office:value="78984.21" calcext:value-type="float">
            <text:p>78984.21</text:p>
          </table:table-cell>
          <table:table-cell office:value-type="float" office:value="52018.33" calcext:value-type="float">
            <text:p>52018.33</text:p>
          </table:table-cell>
          <table:table-cell office:value-type="float" office:value="49076.11" calcext:value-type="float">
            <text:p>49076.11</text:p>
          </table:table-cell>
          <table:table-cell office:value-type="float" office:value="53380.67" calcext:value-type="float">
            <text:p>53380.67</text:p>
          </table:table-cell>
          <table:table-cell office:value-type="float" office:value="46096.93" calcext:value-type="float">
            <text:p>46096.93</text:p>
          </table:table-cell>
        </table:table-row>
        <table:table-row table:style-name="ro1">
          <table:table-cell office:value-type="string" calcext:value-type="string">
            <text:p>GIYFVLGVCFGLLLTLCLLVI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2H11</text:p>
          </table:table-cell>
          <table:table-cell office:value-type="float" office:value="118372.935924646" calcext:value-type="float">
            <text:p>118372.935924646</text:p>
          </table:table-cell>
          <table:table-cell office:value-type="float" office:value="122959.845500156" calcext:value-type="float">
            <text:p>122959.845500156</text:p>
          </table:table-cell>
          <table:table-cell office:value-type="float" office:value="106361.168364943" calcext:value-type="float">
            <text:p>106361.168364943</text:p>
          </table:table-cell>
          <table:table-cell office:value-type="float" office:value="115897.983263248" calcext:value-type="float">
            <text:p>115897.983263248</text:p>
          </table:table-cell>
          <table:table-cell office:value-type="float" office:value="8571.64299693335" calcext:value-type="float">
            <text:p>8571.64299693335</text:p>
          </table:table-cell>
          <table:table-cell/>
          <table:table-cell office:value-type="float" office:value="122397.22" calcext:value-type="float">
            <text:p>122397.22</text:p>
          </table:table-cell>
          <table:table-cell office:value-type="float" office:value="93483.57" calcext:value-type="float">
            <text:p>93483.57</text:p>
          </table:table-cell>
          <table:table-cell office:value-type="float" office:value="73067.82" calcext:value-type="float">
            <text:p>73067.82</text:p>
          </table:table-cell>
          <table:table-cell office:value-type="float" office:value="76028.38" calcext:value-type="float">
            <text:p>76028.38</text:p>
          </table:table-cell>
          <table:table-cell office:value-type="float" office:value="67459.11" calcext:value-type="float">
            <text:p>67459.11</text:p>
          </table:table-cell>
        </table:table-row>
      </table:table>
      <table:named-expressions/>
      <table:database-ranges>
        <table:database-range table:name="__Anonymous_Sheet_DB__0" table:target-range-address="Sheet1.A1:Sheet1.H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1:04:18.029358246</meta:creation-date>
    <dc:date>2022-05-25T11:16:24.043815545</dc:date>
    <meta:editing-duration>PT12M6S</meta:editing-duration>
    <meta:editing-cycles>1</meta:editing-cycles>
    <meta:generator>LibreOffice/6.4.7.2$Linux_X86_64 LibreOffice_project/40$Build-2</meta:generator>
    <meta:document-statistic meta:table-count="1" meta:cell-count="143" meta:object-count="0"/>
  </office:meta>
</office:document-meta>
</file>